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5.8272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Request_20_For_20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quest For Quotation" table:style-name="ta1" table:print-ranges="'Request For Quotation'.A2:'Request For Quotation'.AE18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5" table:default-cell-style-name="ce3"/>
        <table:table-column table:style-name="co8" table:default-cell-style-name="ce3"/>
        <table:table-column table:style-name="co9" table:default-cell-style-name="ce20"/>
        <table:table-column table:style-name="co10" table:default-cell-style-name="ce3"/>
        <table:table-column table:style-name="co11" table:default-cell-style-name="ce3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4.1386in" svg:height="2.1886in" svg:x="3.152in" svg:y="0.1091in" draw:caption-point-x="-3.152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52in" svg:height="2.1886in" svg:x="8.3378in" svg:y="0.1091in" draw:caption-point-x="-8.3378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5008in" svg:height="2.1886in" svg:x="9.3925in" svg:y="0.1091in" draw:caption-point-x="-9.3925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63in" svg:height="2.1886in" svg:x="11.2728in" svg:y="0.1091in" draw:caption-point-x="-11.2728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4in" svg:height="0.8996in" svg:x="12.4469in" svg:y="0.0291in" draw:caption-point-x="-12.4469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17in" svg:height="2.0394in" svg:x="13.7728in" svg:y="0.0291in" draw:caption-point-x="-13.7728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713in" svg:height="2.0394in" svg:x="14.6642in" svg:y="0.0291in" draw:caption-point-x="-14.6642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3in" svg:height="1.374in" svg:x="15.9681in" svg:y="0.0291in" draw:caption-point-x="-15.9681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1886in" svg:x="16.8591in" svg:y="0.1091in" draw:caption-point-x="-16.8591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386in" svg:height="2.1886in" svg:x="19.5323in" svg:y="0.1091in" draw:caption-point-x="-19.5323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2in" svg:height="2.1886in" svg:x="20.8909in" svg:y="0.1091in" draw:caption-point-x="-20.8909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1886in" svg:x="23.7508in" svg:y="0.1091in" draw:caption-point-x="-23.7508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1886in" svg:x="24.1744in" svg:y="0.1091in" draw:caption-point-x="-24.174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1886in" svg:x="25.7496in" svg:y="0.1091in" draw:caption-point-x="-25.749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2.1886in" svg:x="31.078in" svg:y="0.1091in" draw:caption-point-x="-31.078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1886in" svg:x="36.4031in" svg:y="0.1091in" draw:caption-point-x="-36.4031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1886in" svg:x="37.3811in" svg:y="0.1091in" draw:caption-point-x="-37.3811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4" office:value-type="string">
            <text:p>Context: Business Process</text:p>
          </table:table-cell>
          <table:table-cell table:style-name="ce44" office:value-type="string">
            <text:p>Context: Region (Geopolitical)</text:p>
          </table:table-cell>
          <table:table-cell table:style-name="ce44" office:value-type="string">
            <text:p>Context: Official Constraints</text:p>
          </table:table-cell>
          <table:table-cell table:style-name="ce44" office:value-type="string">
            <text:p>Context: Product</text:p>
          </table:table-cell>
          <table:table-cell table:style-name="ce44" office:value-type="string">
            <text:p>Context: Industry</text:p>
          </table:table-cell>
          <table:table-cell table:style-name="ce44" office:value-type="string">
            <text:p>Context: Role</text:p>
          </table:table-cell>
          <table:table-cell table:style-name="ce44" office:value-type="string">
            <text:p>Context: Supporting Role</text:p>
          </table:table-cell>
          <table:table-cell table:style-name="ce44" office:value-type="string">
            <text:p>Context: System Constraint</text:p>
          </table:table-cell>
          <table:table-cell table:style-name="ce44" office:value-type="string">
            <text:p>Editor's Notes</text:p>
          </table:table-cell>
          <table:table-cell table:style-name="ce8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questForQuotation">
              <text:p>RequestForQuotation</text:p>
            </table:table-cell>
            <table:table-cell table:style-name="ce2" office:value-type="string">
              <text:p>Request For Quotation. Details</text:p>
            </table:table-cell>
            <table:table-cell table:style-name="ce7"/>
            <table:table-cell table:style-name="ce7" office:value-type="string">
              <text:p>Request For Quotation</text:p>
            </table:table-cell>
            <table:table-cell table:style-name="ce7" table:number-columns-repeated="9"/>
            <table:table-cell table:style-name="ce7" office:value-type="string">
              <text:p>Purchase Order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request a Quotation for goods and services from a Seller.</text:p>
            </table:table-cell>
            <table:table-cell table:style-name="ce25"/>
            <table:table-cell table:style-name="ce35"/>
            <table:table-cell table:style-name="ce38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8"/>
            <table:table-cell table:style-name="ce45" table:number-columns-repeated="114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Request For Quotation. UBL Version Identifier. Identifier</text:p>
          </table:table-cell>
          <table:table-cell table:style-name="ce8"/>
          <table:table-cell office:value-type="string">
            <text:p>Request For Quotation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9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Request For Quotation. Customization Identifier. Identifier</text:p>
          </table:table-cell>
          <table:table-cell table:style-name="ce8"/>
          <table:table-cell table:style-name="ce6" office:value-type="string">
            <text:p>Request For Quotation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9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Request For Quotation. Profile Identifier. Identifier</text:p>
          </table:table-cell>
          <table:table-cell table:style-name="ce8"/>
          <table:table-cell office:value-type="string">
            <text:p>Request For Quotation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9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Request For Quotation. Identifier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Request For Quotation assigned by the Originator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Request For Quotation. Copy_ Indicator. Indicator</text:p>
          </table:table-cell>
          <table:table-cell/>
          <table:table-cell office:value-type="string">
            <text:p>Request For 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whether the Request For Quotation is a copy (true) or not (false)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Request For Quotation. UUID. Identifier</text:p>
          </table:table-cell>
          <table:table-cell/>
          <table:table-cell office:value-type="string">
            <text:p>Request For Quotation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universally unique identifier for an instance of this ABI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Request For Quotation. Issue Date. Dat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Originator on which the Quotation was request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Request For Quotation. Issue Time. Tim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Originator at which the Quotation was request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Request For Quotation. Note. Text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Request For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Request For Quotation. Pricing_ Currency Code. Code</text:p>
          </table:table-cell>
          <table:table-cell/>
          <table:table-cell office:value-type="string">
            <text:p>Request For Quotation</text:p>
          </table:table-cell>
          <table:table-cell table:style-name="ce6"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currency that the Seller should use to price the Quotation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Request For Quotation. Line Count. Numeric</text:p>
          </table:table-cell>
          <table:table-cell/>
          <table:table-cell office:value-type="string">
            <text:p>Request For Quotation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number of lines in the documen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3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CatalogueDocumentReference">
            <text:p>CatalogueDocumentReference</text:p>
          </table:table-cell>
          <table:table-cell table:style-name="ce4" office:value-type="string">
            <text:p>Request For Quotation. Catalogue_ Document Reference. Document Referenc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Catalogue</text:p>
          </table:table-cell>
          <table:table-cell table:style-name="ce9"/>
          <table:table-cell table:style-name="ce9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ve reference to Catalogue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quest For Quotation. Additional_ Document Reference. Document Referenc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ve reference to Additional Document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quest For Quotation. Signatur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16]" office:value-type="string" office:string-value="Signature">
            <text:p>Signature</text:p>
          </table:table-cell>
          <table:table-cell table:style-name="ce4" table:formula="oooc:=[.M16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Signature.</text:p>
          </table:table-cell>
          <table:table-cell table:style-name="ce31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5" table:number-columns-repeated="114"/>
          <table:table-cell table:number-columns-repeated="111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Request For Quotation. Originator_ Customer Party. Customer Part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7]" office:value-type="string" office:string-value="Customer Party">
            <text:p>Customer Party</text:p>
          </table:table-cell>
          <table:table-cell table:style-name="ce4" table:formula="oooc:=[.M17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Originator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Request For Quotation. Seller_ Supplier Party. Supplier Part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8]" office:value-type="string" office:string-value="Supplier Party">
            <text:p>Supplier Party</text:p>
          </table:table-cell>
          <table:table-cell table:style-name="ce4" table:formula="oooc:=[.M18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Seller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Request For Quotation. Deliver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Delivery">
            <text:p>Delivery</text:p>
          </table:table-cell>
          <table:table-cell table:style-name="ce4" table:formula="oooc:=[.M19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Request For Quotation. Delivery Terms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20]" office:value-type="string" office:string-value="Delivery Terms">
            <text:p>Delivery Terms</text:p>
          </table:table-cell>
          <table:table-cell table:style-name="ce4" table:formula="oooc:=[.M20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 Terms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 Terms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Request For Quotation. Destination_ Country. Country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21]" office:value-type="string" office:string-value="Country">
            <text:p>Country</text:p>
          </table:table-cell>
          <table:table-cell table:style-name="ce4" table:formula="oooc:=[.M21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untr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country of destination (for customs purposes for potential orders)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Request For Quotation. Contract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a framework agreement or contract.</text:p>
          </table:table-cell>
          <table:table-cell table:style-name="ce31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4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questForQuotationLine">
            <text:p>RequestForQuotationLine</text:p>
          </table:table-cell>
          <table:table-cell table:style-name="ce4" office:value-type="string">
            <text:p>Request For Quotation. Request For Quotation Line</text:p>
          </table:table-cell>
          <table:table-cell table:style-name="ce9"/>
          <table:table-cell table:style-name="ce9" office:value-type="string">
            <text:p>Request For Quotation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Request For Quotation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one or more Request For Quotation Lines.</text:p>
          </table:table-cell>
          <table:table-cell table:style-name="ce31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2"/>
          <table:table-cell table:style-name="ce37"/>
          <table:table-cell table:style-name="ce32"/>
          <table:table-cell table:style-name="ce5" table:number-columns-repeated="11"/>
          <table:table-cell table:number-columns-repeated="225"/>
        </table:table-row>
        <table:table-row table:style-name="ro5" table:number-rows-repeated="655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'Request For Quotation'.$A$1" table:cell-range-address="$'Request For Quotation'.$A$1:.$IV$1"/>
        <table:named-expression table:name="BuiltIn_AutoFilter___1" table:base-cell-address="$'Request For Quotation'.$A$1" table:expression="&quot;$Invoice.$#REF!$#REF!:$#REF!$#REF!&quot;"/>
        <table:named-range table:name="Excel_BuiltIn_Print_Titles_1_1" table:base-cell-address="$'Request For Quotation'.$A$1" table:cell-range-address="$'Request For Quotation'.$A$2:.$IC$2"/>
        <table:named-expression table:name="Excel_BuiltIn_Print_Titles_1___0" table:base-cell-address="$'Request For Quotation'.$A$1" table:expression="&quot;$Invoice.$#REF!$#REF!:$#REF!$#REF!&quot;"/>
        <table:named-range table:name="Excel_BuiltIn_Print_Area_1" table:base-cell-address="$'Request For Quotation'.$A$1" table:cell-range-address="$'Request For Quotation'.$A$2:.$AE$18" table:range-usable-as="print-range"/>
        <table:named-range table:name="Excel_BuiltIn_Print_Titles_1" table:base-cell-address="$'Request For Quotation'.$A$1" table:cell-range-address="$'Request For Quotation'.$A$2:.$IV$2" table:range-usable-as="repeat-column repeat-row"/>
      </table:named-expressions>
      <table:database-ranges>
        <table:database-range table:name="Excel_BuiltIn__FilterDatabase_1" table:target-range-address="'Request For Quotation'.A1:'Request For Quota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est_20_For_20_Quotation" style:display-name="PageStyle_Request For 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5:4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35"/>
  </office:meta>
</office:document-meta>
</file>